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DejaVu Sans Mono1" svg:font-family="'DejaVu Sans Mono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1" fo:font-size="10.5pt" style:font-name-asian="Times New Roman2" style:font-size-asian="10.5pt" style:language-asian="ru" style:country-asian="RU" style:font-name-complex="Calibri1" style:font-size-complex="10.5pt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1" fo:font-size="10.5pt" fo:font-weight="bold" style:font-name-asian="Times New Roman2" style:font-size-asian="10.5pt" style:language-asian="ru" style:country-asian="RU" style:font-weight-asian="bold" style:font-name-complex="Calibri1" style:font-size-complex="10.5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1" fo:font-size="10.5pt" style:font-size-asian="10.5pt" style:font-size-complex="10.5pt"/>
    </style:style>
    <style:style style:name="P4" style:family="paragraph" style:parent-style-name="Standard" style:list-style-name="WWNum1">
      <style:paragraph-properties fo:margin-top="0cm" fo:margin-bottom="0cm" loext:contextual-spacing="false" fo:line-height="100%" fo:text-align="justify" style:justify-single-word="false"/>
      <style:text-properties style:font-name="Times New Roman1" fo:font-size="10.5pt" style:font-size-asian="10.5pt" style:font-size-complex="10.5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1" fo:font-size="10.5pt" style:font-size-asian="10.5pt" style:font-name-complex="Calibri1" style:font-size-complex="10.5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1" fo:font-size="10.5pt" fo:font-style="normal" officeooo:rsid="000e83d1" officeooo:paragraph-rsid="000e83d1" style:font-size-asian="10.5pt" style:font-style-asian="normal" style:font-size-complex="10.5pt" style:font-style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1" fo:font-size="10.5pt" fo:font-style="italic" fo:font-weight="normal" officeooo:rsid="000e83d1" officeooo:paragraph-rsid="000e83d1" style:font-size-asian="10.5pt" style:font-style-asian="italic" style:font-weight-asian="normal" style:font-size-complex="10.5pt" style:font-style-complex="italic" style:font-weight-complex="normal"/>
    </style:style>
    <style:style style:name="P8" style:family="paragraph" style:parent-style-name="Standard" style:master-page-name="Standard">
      <style:paragraph-properties fo:margin-top="0cm" fo:margin-bottom="0cm" loext:contextual-spacing="false" fo:line-height="100%" fo:text-align="justify" style:justify-single-word="false" style:page-number="auto"/>
      <style:text-properties style:font-name="Times New Roman1" fo:font-size="10.5pt" style:font-size-asian="10.5pt" style:font-size-complex="10.5pt"/>
    </style:style>
    <style:style style:name="T1" style:family="text">
      <style:text-properties fo:color="#000000" fo:font-size="10pt" style:font-name-asian="Times New Roman2" style:font-size-asian="10pt" style:language-asian="ru" style:country-asian="RU" style:font-name-complex="Calibri1" style:font-size-complex="10pt"/>
    </style:style>
    <style:style style:name="T2" style:family="text">
      <style:text-properties fo:color="#000000" fo:font-size="10pt" fo:language="en" fo:country="US" style:font-name-asian="Times New Roman2" style:font-size-asian="10pt" style:language-asian="ru" style:country-asian="RU" style:font-name-complex="Calibri1" style:font-size-complex="10pt"/>
    </style:style>
    <style:style style:name="T3" style:family="text">
      <style:text-properties fo:color="#000000" fo:font-size="10pt" fo:language="en" fo:country="US" fo:font-weight="bold" style:font-name-asian="Times New Roman2" style:font-size-asian="10pt" style:language-asian="ru" style:country-asian="RU" style:font-weight-asian="bold" style:font-name-complex="Calibri1" style:font-size-complex="10pt"/>
    </style:style>
    <style:style style:name="T4" style:family="text">
      <style:text-properties fo:color="#000000" fo:font-size="10pt" fo:font-weight="bold" style:font-name-asian="Times New Roman2" style:font-size-asian="10pt" style:language-asian="ru" style:country-asian="RU" style:font-weight-asian="bold" style:font-name-complex="Calibri1" style:font-size-complex="10pt"/>
    </style:style>
    <style:style style:name="T5" style:family="text">
      <style:text-properties fo:color="#000000" fo:font-size="10pt" fo:font-weight="bold" officeooo:rsid="000e83d1" style:font-name-asian="Times New Roman2" style:font-size-asian="10pt" style:language-asian="ru" style:country-asian="RU" style:font-weight-asian="bold" style:font-name-complex="Calibri1" style:font-size-complex="10pt"/>
    </style:style>
    <style:style style:name="T6" style:family="text">
      <style:text-properties fo:color="#000000" style:font-name="DejaVu Sans Mono" fo:font-size="8pt" fo:language="en" fo:country="US" style:font-name-asian="Times New Roman2" style:font-size-asian="8pt" style:language-asian="ru" style:country-asian="RU" style:font-name-complex="DejaVu Sans Mono1" style:font-size-complex="8pt"/>
    </style:style>
    <style:style style:name="T7" style:family="text">
      <style:text-properties fo:color="#000000" style:font-name="DejaVu Sans Mono" fo:font-size="8pt" style:font-name-asian="Times New Roman2" style:font-size-asian="8pt" style:language-asian="ru" style:country-asian="RU" style:font-name-complex="DejaVu Sans Mono1" style:font-size-complex="8pt"/>
    </style:style>
    <style:style style:name="T8" style:family="text">
      <style:text-properties fo:color="#000000" style:font-name-asian="Times New Roman2" style:language-asian="ru" style:country-asian="RU" style:font-name-complex="Calibri1"/>
    </style:style>
    <style:style style:name="T9" style:family="text">
      <style:text-properties fo:color="#000000" style:font-name-asian="Times New Roman2" style:language-asian="ru" style:country-asian="RU" style:font-name-complex="Calibri1"/>
    </style:style>
    <style:style style:name="T10" style:family="text">
      <style:text-properties fo:color="#000000" style:font-name-asian="Times New Roman2" style:language-asian="ru" style:country-asian="RU" style:font-name-complex="DejaVu Sans Mono1"/>
    </style:style>
    <style:style style:name="T11" style:family="text">
      <style:text-properties fo:color="#000000" fo:language="en" fo:country="US" style:font-name-asian="Times New Roman2" style:language-asian="ru" style:country-asian="RU" style:font-name-complex="Calibri1"/>
    </style:style>
    <style:style style:name="T12" style:family="text">
      <style:text-properties fo:color="#000000" fo:language="en" fo:country="US" style:font-name-asian="Times New Roman2" style:language-asian="ru" style:country-asian="RU" style:font-name-complex="DejaVu Sans Mono1"/>
    </style:style>
    <style:style style:name="T13" style:family="text">
      <style:text-properties fo:color="#000000" fo:language="en" fo:country="US" fo:font-weight="bold" style:font-name-asian="Times New Roman2" style:language-asian="ru" style:country-asian="RU" style:font-weight-asian="bold" style:font-name-complex="Calibri1"/>
    </style:style>
    <style:style style:name="T14" style:family="text">
      <style:text-properties fo:color="#000000" fo:font-weight="bold" style:font-name-asian="Times New Roman2" style:language-asian="ru" style:country-asian="RU" style:font-weight-asian="bold" style:font-name-complex="Calibri1"/>
    </style:style>
    <style:style style:name="T15" style:family="text">
      <style:text-properties fo:color="#000000" fo:font-weight="bold" fo:background-color="#ffff00" loext:char-shading-value="0" style:font-name-asian="Times New Roman2" style:language-asian="ru" style:country-asian="RU" style:font-weight-asian="bold" style:font-name-complex="Calibri1"/>
    </style:style>
    <style:style style:name="T16" style:family="text">
      <style:text-properties fo:color="#000000" fo:font-weight="bold" fo:background-color="#ffff00" loext:char-shading-value="0" style:font-name-asian="Times New Roman2" style:language-asian="ru" style:country-asian="RU" style:font-weight-asian="bold" style:font-name-complex="Calibri1"/>
    </style:style>
    <style:style style:name="T17" style:family="text">
      <style:text-properties fo:color="#000000" fo:background-color="#ffff00" loext:char-shading-value="0" style:font-name-asian="Times New Roman2" style:language-asian="ru" style:country-asian="RU" style:font-name-complex="Calibri1"/>
    </style:style>
    <style:style style:name="T18" style:family="text">
      <style:text-properties fo:color="#000000" fo:background-color="#ffff00" loext:char-shading-value="0" style:font-name-asian="Times New Roman2" style:language-asian="ru" style:country-asian="RU" style:font-name-complex="Calibri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8">Составить программу на языке Си для построения и обработки дерева общего вида или упорядочного двоичного дерева, содержащего узлы типа </text:span><text:span text:style-name="T11">float</text:span><text:span text:style-name="T8">. Основные функции работы с деревьями реализовать в виде универсальных процедур или функций. После того как дерево создано, его обработка должна производится </text:span><text:span text:style-name="T18">в режиме текстового меню</text:span><text:span text:style-name="T8"> со следующими действиями:</text:span></text:p>
      <text:list xml:id="list2287007572755826079" text:style-name="WWNum1">
        <text:list-item>
          <text:p text:style-name="P4"><text:span text:style-name="T8">Добавление нового узла (для двоичного дерева положение нового узла определяется в соответствии с требованием сохранения порядка, </text:span><text:span text:style-name="T18">для дерева общего вида должен задаваться путь до добавляемого узла, добавляемый узел становится младшим сыном</text:span><text:span text:style-name="T8">).</text:span></text:p>
        </text:list-item>
        <text:list-item>
          <text:p text:style-name="P4"><text:span text:style-name="T8">Текстовая визуализация дерева (</text:span><text:span text:style-name="T18">значение каждого узла выводится на отдельной строке, с отступом</text:span><text:span text:style-name="T8"> пропорциональным глубине узла, в порядке старшинства узлов).</text:span></text:p>
        </text:list-item>
        <text:list-item>
          <text:p text:style-name="P4"><text:span text:style-name="T8">Удаление узла (двоичное дерево перестраивается в соответствии с требованием сохранения целостности и порядка; </text:span><text:span text:style-name="T18">для дерева общего вида удаляется все поддерево</text:span><text:span text:style-name="T8">, исходящее из удаляемого узла; должно быть предусмотрено корректное освобождение памяти). </text:span></text:p>
        </text:list-item>
        <text:list-item>
          <text:p text:style-name="P4"><text:span text:style-name="T16">Проверить является ли дерево линейным списком вершин</text:span><text:span text:style-name="T14"> (вариант 13)</text:span></text:p>
        </text:list-item>
      </text:list>
      <text:p text:style-name="P1"/>
      <text:p text:style-name="P3"><text:span text:style-name="T14">РЕАЛИЗАЦИЯ:</text:span></text:p>
      <text:p text:style-name="P3"><text:span text:style-name="T8">Текстовое меню:</text:span></text:p>
      <text:p text:style-name="P3"><text:span text:style-name="T11">0 exit</text:span><text:span text:style-name="T8"> </text:span></text:p>
      <text:p text:style-name="P3"><text:span text:style-name="T11">1 root/create</text:span></text:p>
      <text:p text:style-name="P3"><text:span text:style-name="T11">2 brother</text:span></text:p>
      <text:p text:style-name="P3"><text:span text:style-name="T11">3 son</text:span></text:p>
      <text:p text:style-name="P3"><text:span text:style-name="T11">4 add node</text:span></text:p>
      <text:p text:style-name="P3"><text:span text:style-name="T11">5 delete"</text:span></text:p>
      <text:p text:style-name="P3"><text:span text:style-name="T11">6 tree output </text:span></text:p>
      <text:p text:style-name="P3"><text:span text:style-name="T11">7 is line</text:span></text:p>
      <text:p text:style-name="P1"/>
      <text:p text:style-name="P1"/>
      <text:p text:style-name="P3"><text:span text:style-name="T11">struct node {</text:span></text:p>
      <text:p text:style-name="P3"><text:span text:style-name="T11"><text:s text:c="4"/>data_type data;</text:span></text:p>
      <text:p text:style-name="P3"><text:span text:style-name="T11"><text:s text:c="4"/>struct node *son;</text:span></text:p>
      <text:p text:style-name="P3"><text:span text:style-name="T11"><text:s text:c="4"/>struct node *brother;</text:span></text:p>
      <text:p text:style-name="P3"><text:span text:style-name="T8">};</text:span></text:p>
      <text:p text:style-name="P1"/>
      <text:p text:style-name="P3"><text:span text:style-name="T11">Tree tree = tree_create(); - </text:span><text:span text:style-name="T8">заводим</text:span><text:span text:style-name="T11"> </text:span><text:span text:style-name="T8">пустое</text:span><text:span text:style-name="T11"> </text:span><text:span text:style-name="T8">дерево</text:span><text:span text:style-name="T11"> </text:span><text:span text:style-name="T8">т</text:span><text:span text:style-name="T11"> </text:span><text:span text:style-name="T8">е</text:span><text:span text:style-name="T11"> tree = NULL</text:span></text:p>
      <text:p text:style-name="P3"><text:span text:style-name="T11"><text:s text:c="4"/>Tree</text:span><text:span text:style-name="T8"> *</text:span><text:span text:style-name="T11">cur</text:span><text:span text:style-name="T8"> = </text:span><text:span text:style-name="T11">NULL</text:span><text:span text:style-name="T8">; - текущий узел, сначала равен </text:span><text:span text:style-name="T11">NULL</text:span><text:span text:style-name="T8"> естественно</text:span></text:p>
      <text:p text:style-name="P3"><text:span text:style-name="T11"><text:s text:c="4"/>int choice; - </text:span><text:span text:style-name="T8">пункт</text:span><text:span text:style-name="T11"> </text:span><text:span text:style-name="T8">меню</text:span></text:p>
      <text:p text:style-name="P3"><text:span text:style-name="T11"><text:s text:c="4"/>enum { ROOT, ELSE } check;</text:span></text:p>
      <text:p text:style-name="P1"/>
      <text:p text:style-name="P1"/>
      <text:p text:style-name="P3"><text:span text:style-name="T14">Функция</text:span><text:span text:style-name="T13"> tree_add(tree, data x)</text:span></text:p>
      <text:p text:style-name="P3"><text:span text:style-name="T8">Перед запуском </text:span><text:span text:style-name="T11">tree</text:span><text:span text:style-name="T8">_</text:span><text:span text:style-name="T11">add</text:span><text:span text:style-name="T8">, <text:s/>т. е. 4 пункта меню, нужно выбрать пункт меню 1, если мы хотим создать </text:span><text:span text:style-name="T11">root</text:span><text:span text:style-name="T8">, или если </text:span><text:span text:style-name="T11">root</text:span><text:span text:style-name="T8"> уже имеется – 3 для создания </text:span><text:span text:style-name="T11">son</text:span><text:span text:style-name="T8"> текущего узла, или 2 – для добавления </text:span><text:span text:style-name="T11">brother</text:span></text:p>
      <text:p text:style-name="P3"><text:span text:style-name="T8">Если</text:span><text:span text:style-name="T11"> </text:span><text:span text:style-name="T8">вершина</text:span><text:span text:style-name="T11"> = NULL </text:span><text:span text:style-name="T8">запускаем</text:span><text:span text:style-name="T11"> </text:span><text:span text:style-name="T8">вспомогательную</text:span><text:span text:style-name="T11"> </text:span><text:span text:style-name="T8">функцию</text:span><text:span text:style-name="T11"> node_maker </text:span><text:span text:style-name="T8">с</text:span><text:span text:style-name="T11"> son=NULL brother=NULL data=x</text:span></text:p>
      <text:p text:style-name="P3"><text:span text:style-name="T8">Выделяем память, присваиваем, возвращаем новую вершину</text:span></text:p>
      <text:p text:style-name="P3"><text:span text:style-name="T8">Иначе грязно ругаемся ругаемся </text:span></text:p>
      <text:p text:style-name="P3"><text:span text:style-name="T8"><text:s/></text:span></text:p>
      <text:p text:style-name="P3"><text:span text:style-name="T14">Функция</text:span><text:span text:style-name="T13"> is_list</text:span></text:p>
      <text:p text:style-name="P2"/>
      <text:p text:style-name="P3"><text:span text:style-name="T12">int is_list(Tree p) {</text:span></text:p>
      <text:p text:style-name="P3"><text:span text:style-name="T12"><text:s text:c="4"/>int flag = 1;</text:span></text:p>
      <text:p text:style-name="P3"><text:span text:style-name="T12"><text:s text:c="8"/>Tree it = p-&gt;son;</text:span></text:p>
      <text:p text:style-name="P3"><text:span text:style-name="T12"><text:s text:c="8"/>while (it) {</text:span></text:p>
      <text:p text:style-name="P3"><text:span text:style-name="T12"><text:s text:c="12"/>if (it-&gt;brother != NULL) {</text:span></text:p>
      <text:p text:style-name="P3"><text:span text:style-name="T12"><text:s text:c="16"/>flag = 0;</text:span></text:p>
      <text:p text:style-name="P3"><text:span text:style-name="T12"><text:s text:c="16"/>break;</text:span></text:p>
      <text:p text:style-name="P3"><text:span text:style-name="T12"><text:s text:c="12"/>} else {</text:span></text:p>
      <text:p text:style-name="P3"><text:span text:style-name="T12"><text:s text:c="16"/>it = it-&gt;son;</text:span></text:p>
      <text:p text:style-name="P3"><text:span text:style-name="T12"><text:s text:c="12"/></text:span><text:span text:style-name="T10">}</text:span></text:p>
      <text:p text:style-name="P3"><text:span text:style-name="T10"><text:s text:c="8"/>}</text:span></text:p>
      <text:p text:style-name="P3"><text:span text:style-name="T10"><text:s text:c="4"/>return flag;</text:span></text:p>
      <text:p text:style-name="P3"><text:span text:style-name="T10">}</text:span></text:p>
      <text:p text:style-name="P2"/>
      <text:p text:style-name="P3"><text:span text:style-name="T8">В качестве аргумента функции передается вершина дерева</text:span></text:p>
      <text:p text:style-name="P3"><text:span text:style-name="T8">Функция спускается вниз по дереву </text:span><text:span text:style-name="T11">it</text:span><text:span text:style-name="T8"> = </text:span><text:span text:style-name="T11">node</text:span><text:span text:style-name="T8">-&gt;</text:span><text:span text:style-name="T11">son</text:span><text:span text:style-name="T8"> и проверяет существование у текущей вершины brother, </text:span></text:p>
      <text:p text:style-name="P3"><text:span text:style-name="T8">Если брат нашелся, останавливаемся и возвращаем 0 = </text:span><text:span text:style-name="T11">false</text:span><text:span text:style-name="T8">, т е дерево не является линейным списком</text:span></text:p>
      <text:p text:style-name="P3"><text:soft-page-break/><text:span text:style-name="T8">В противном случае спускаемся к следующей вершине (</text:span><text:span text:style-name="T11">son</text:span><text:span text:style-name="T8">)</text:span></text:p>
      <text:p text:style-name="P3"><text:span text:style-name="T8">Если дерево закончилось, а </text:span><text:span text:style-name="T11">brother</text:span><text:span text:style-name="T8"> так и не нашелся, возвращаем 1 = </text:span><text:span text:style-name="T11">true</text:span><text:span text:style-name="T8"> – дерево является линейным списком</text:span></text:p>
      <text:p text:style-name="P1"/>
      <text:p text:style-name="P3"><text:span text:style-name="T14">Фунции</text:span><text:span text:style-name="T13"> tree_output </text:span><text:span text:style-name="T14">и</text:span><text:span text:style-name="T13"> subtree_output</text:span></text:p>
      <text:p text:style-name="P3"><text:span text:style-name="T8">В качестве аргументов функции </text:span><text:span text:style-name="T11">tree</text:span><text:span text:style-name="T8">_</text:span><text:span text:style-name="T11">output</text:span><text:span text:style-name="T8"> передаем </text:span><text:span text:style-name="T11">root</text:span><text:span text:style-name="T8">_</text:span><text:span text:style-name="T11">node</text:span><text:span text:style-name="T8"> и текущую вершину (</text:span><text:span text:style-name="T11">cur</text:span><text:span text:style-name="T8">)</text:span></text:p>
      <text:p text:style-name="P3"><text:span text:style-name="T8"><text:s text:c="4"/></text:span><text:span text:style-name="T11">if (tree) </text:span><text:span text:style-name="T8">вызываем</text:span><text:span text:style-name="T11"> subtree_output(tree, 0, p);</text:span></text:p>
      <text:p text:style-name="P3"><text:span text:style-name="T11">p</text:span><text:span text:style-name="T8"> – текущая вершина = </text:span><text:span text:style-name="T11">cur</text:span></text:p>
      <text:p text:style-name="P3"><text:span text:style-name="T8">иначе ругаемся</text:span></text:p>
      <text:p text:style-name="P1"/>
      <text:p text:style-name="P3"><text:span text:style-name="T11">void subtree_output(Tree p, int depth, Tree cur) {</text:span></text:p>
      <text:p text:style-name="P3"><text:span text:style-name="T11"><text:s text:c="4"/>int i;</text:span></text:p>
      <text:p text:style-name="P3"><text:span text:style-name="T11"><text:s text:c="4"/>Tree son = p-&gt;son;</text:span></text:p>
      <text:p text:style-name="P3"><text:span text:style-name="T11"><text:s text:c="4"/>for</text:span><text:span text:style-name="T8"> (</text:span><text:span text:style-name="T11">i</text:span><text:span text:style-name="T8"> = 0; </text:span><text:span text:style-name="T11">i</text:span><text:span text:style-name="T8"> != </text:span><text:span text:style-name="T11">depth</text:span><text:span text:style-name="T8">; ++</text:span><text:span text:style-name="T11">i</text:span><text:span text:style-name="T8">) { <text:s/>рисуем отступ пробелами для вершины которую собираемся выводить</text:span></text:p>
      <text:p text:style-name="P3"><text:span text:style-name="T8"><text:s text:c="8"/></text:span><text:span text:style-name="T11">printf(" ");</text:span></text:p>
      <text:p text:style-name="P3"><text:span text:style-name="T11"><text:s text:c="4"/>}</text:span></text:p>
      <text:p text:style-name="P3"><text:span text:style-name="T11"><text:s text:c="4"/>printf("%f%s\n", p-&gt;data, (cur==p ? </text:span><text:span text:style-name="T8">"_ <text:s/>" : "")); выводим значение </text:span><text:span text:style-name="T11">data</text:span><text:span text:style-name="T8"> для нашего узла, если он еще и </text:span><text:span text:style-name="T11">cur</text:span><text:span text:style-name="T8"> ставим ему метку _</text:span></text:p>
      <text:p text:style-name="P3"><text:span text:style-name="T8"><text:s text:c="4"/></text:span><text:span text:style-name="T11">while (son) {</text:span></text:p>
      <text:p text:style-name="P3"><text:span text:style-name="T11"><text:s text:c="8"/>subtree_output(son, 1 + depth, cur); </text:span><text:span text:style-name="T8">рекурсивно</text:span><text:span text:style-name="T11"> </text:span><text:span text:style-name="T8">запускаем</text:span><text:span text:style-name="T11"> subtree_output </text:span><text:span text:style-name="T8">уже</text:span><text:span text:style-name="T11"> </text:span><text:span text:style-name="T8">для</text:span><text:span text:style-name="T11"> son </text:span></text:p>
      <text:p text:style-name="P3"><text:span text:style-name="T11"><text:s text:c="8"/>son = son-&gt;brother; <text:s text:c="2"/></text:span><text:span text:style-name="T8">и</text:span><text:span text:style-name="T11"> </text:span><text:span text:style-name="T8">про</text:span><text:span text:style-name="T11"> brother </text:span><text:span text:style-name="T8">не</text:span><text:span text:style-name="T11"> </text:span><text:span text:style-name="T8">забываем</text:span></text:p>
      <text:p text:style-name="P3"><text:span text:style-name="T11"><text:s text:c="4"/></text:span><text:span text:style-name="T8">}</text:span></text:p>
      <text:p text:style-name="P3"><text:span text:style-name="T8">}</text:span></text:p>
      <text:p text:style-name="P1"/>
      <text:p text:style-name="P3"><text:span text:style-name="T14">Функция tree_delete</text:span></text:p>
      <text:p text:style-name="P7"><text:span text:style-name="T8">удаляет текущий узел вместе со всеми его братьями и сыновьями</text:span></text:p>
      <text:p text:style-name="P3"><text:span text:style-name="T8">Получает указатель на текущий узел </text:span></text:p>
      <text:p text:style-name="P6"><text:bookmark text:name="_GoBack"/><text:span text:style-name="T8"><text:s text:c="4"/>if (*tree) {</text:span></text:p>
      <text:p text:style-name="P6"><text:span text:style-name="T8"><text:s text:c="8"/>Tree *it = &amp;(*tree)-&gt;son; берем сына</text:span></text:p>
      <text:p text:style-name="P6"><text:span text:style-name="T8"><text:s text:c="8"/>while (*it) { </text:span></text:p>
      <text:p text:style-name="P6"><text:span text:style-name="T8"><text:s text:c="12"/>Tree *tmp = &amp;(*tree)-&gt;brother; указатель на брата </text:span></text:p>
      <text:p text:style-name="P6"><text:span text:style-name="T8"><text:s text:c="12"/>tree_delete(it); рекурсивно удаляем сына</text:span></text:p>
      <text:p text:style-name="P6"><text:span text:style-name="T8"><text:s text:c="12"/>it = tmp; теперь брат становится сыном и на следующем витке мы его удаляем (тоже рекурсивно)</text:span></text:p>
      <text:p text:style-name="P6"><text:span text:style-name="T8"><text:s text:c="8"/>}</text:span></text:p>
      <text:p text:style-name="P6"><text:span text:style-name="T8"><text:s text:c="8"/>free(*tree); удаляем текущий узел</text:span></text:p>
      <text:p text:style-name="P6"><text:span text:style-name="T8"><text:s text:c="8"/>*tree = NULL; и даем ему значение NULL</text:span></text:p>
      <text:p text:style-name="P6"><text:span text:style-name="T8"><text:s text:c="4"/>}</text:span></text:p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DejaVu Sans Mono1" svg:font-family="'DejaVu Sans Mono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llycallahan@gmail.com</meta:initial-creator>
    <dc:creator>Kane </dc:creator>
    <meta:editing-cycles>4</meta:editing-cycles>
    <meta:creation-date>2017-05-19T08:47:00</meta:creation-date>
    <dc:date>2017-05-20T02:16:07.498881104</dc:date>
    <meta:editing-duration>PT1H25M54S</meta:editing-duration>
    <meta:generator>LibreOffice/5.2.6.2$Linux_X86_64 LibreOffice_project/20$Build-2</meta:generator>
    <meta:document-statistic meta:table-count="0" meta:image-count="0" meta:object-count="0" meta:page-count="2" meta:paragraph-count="79" meta:word-count="549" meta:character-count="3760" meta:non-whitespace-character-count="299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